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xygenregular" svg:font-family="oxygenregular, 'trebuchet ms', ari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tab-stops>
          <style:tab-stop style:position="10.001cm"/>
        </style:tab-stops>
      </style:paragraph-properties>
      <style:text-properties officeooo:paragraph-rsid="000fcfaf"/>
    </style:style>
    <style:style style:name="P2" style:family="paragraph" style:parent-style-name="Standard">
      <style:paragraph-properties>
        <style:tab-stops>
          <style:tab-stop style:position="10.001cm"/>
        </style:tab-stops>
      </style:paragraph-properties>
      <style:text-properties officeooo:paragraph-rsid="0010f60c"/>
    </style:style>
    <style:style style:name="P3" style:family="paragraph" style:parent-style-name="Standard">
      <style:paragraph-properties>
        <style:tab-stops>
          <style:tab-stop style:position="11.509cm"/>
        </style:tab-stops>
      </style:paragraph-properties>
      <style:text-properties officeooo:paragraph-rsid="000add9f"/>
    </style:style>
    <style:style style:name="P4" style:family="paragraph" style:parent-style-name="Standard">
      <style:paragraph-properties>
        <style:tab-stops>
          <style:tab-stop style:position="10.001cm"/>
        </style:tab-stops>
      </style:paragraph-properties>
      <style:text-properties officeooo:rsid="0015ecd2" officeooo:paragraph-rsid="0015ecd2"/>
    </style:style>
    <style:style style:name="T1" style:family="text">
      <style:text-properties fo:font-variant="normal" fo:text-transform="none" fo:color="#000000" style:font-name="Liberation Serif" fo:font-size="12pt" fo:letter-spacing="normal" fo:font-style="normal" fo:font-weight="normal" style:font-size-asian="12pt" style:font-size-complex="12pt"/>
    </style:style>
    <style:style style:name="T2" style:family="text">
      <style:text-properties fo:font-variant="normal" fo:text-transform="none" fo:color="#000000" style:font-name="Liberation Serif" fo:font-size="12pt" fo:letter-spacing="normal" fo:font-style="normal" fo:font-weight="normal" officeooo:rsid="000add9f" style:font-size-asian="12pt" style:font-size-complex="12pt"/>
    </style:style>
    <style:style style:name="T3" style:family="text">
      <style:text-properties fo:font-variant="normal" fo:text-transform="none" fo:color="#000000" style:font-name="Liberation Serif" fo:font-size="12pt" fo:letter-spacing="normal" fo:font-style="normal" fo:font-weight="normal" officeooo:rsid="000c15a5"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0de500" style:font-size-asian="12pt" style:font-size-complex="12pt"/>
    </style:style>
    <style:style style:name="T5" style:family="text">
      <style:text-properties fo:font-variant="normal" fo:text-transform="none" fo:color="#000000" style:font-name="Liberation Serif" fo:font-size="12pt" fo:letter-spacing="normal" fo:font-style="normal" fo:font-weight="normal" officeooo:rsid="000f61a1"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0fcfaf"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0fe059"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10f60c" style:font-size-asian="12pt" style:font-size-complex="12pt"/>
    </style:style>
    <style:style style:name="T9" style:family="text">
      <style:text-properties fo:font-variant="normal" fo:text-transform="none" fo:color="#000000" style:font-name="Liberation Serif" fo:font-size="12pt" fo:letter-spacing="normal" fo:font-style="normal" fo:font-weight="normal" officeooo:rsid="00128719"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1475cd" style:font-size-asian="12pt" style:font-size-complex="12pt"/>
    </style:style>
    <style:style style:name="T11" style:family="text">
      <style:text-properties fo:font-variant="normal" fo:text-transform="none" fo:color="#000000" style:font-name="Liberation Serif" fo:font-size="12pt" fo:letter-spacing="normal" fo:font-style="normal" fo:font-weight="normal" officeooo:rsid="00150556" style:font-size-asian="12pt" style:font-size-complex="12pt"/>
    </style:style>
    <style:style style:name="T12" style:family="text">
      <style:text-properties fo:font-variant="normal" fo:text-transform="none" fo:color="#000000" style:font-name="Liberation Serif" fo:font-size="12pt" fo:letter-spacing="normal" fo:font-style="normal" fo:font-weight="normal" officeooo:rsid="0015ecd2" style:font-size-asian="12pt" style:font-size-complex="12pt"/>
    </style:style>
    <style:style style:name="T13"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0fe059" style:font-size-asian="12pt" style:font-size-complex="12pt"/>
    </style:style>
    <style:style style:name="T14"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0f60c" style:font-size-asian="12pt" style:font-size-complex="12pt"/>
    </style:style>
    <style:style style:name="T15" style:family="text">
      <style:text-properties fo:font-variant="normal" fo:text-transform="none" fo:color="#000000" style:font-name="Liberation Serif" fo:font-size="12pt" fo:letter-spacing="normal" fo:font-style="normal" fo:font-weight="bold" officeooo:rsid="000f61a1" style:font-size-asian="12pt" style:font-weight-asian="bold" style:font-size-complex="12pt" style:font-weight-complex="bold"/>
    </style:style>
    <style:style style:name="T16" style:family="text">
      <style:text-properties style:font-name="Liberation Serif" fo:font-size="12pt" officeooo:rsid="000add9f" style:font-size-asian="12pt" style:font-size-complex="12pt"/>
    </style:style>
    <style:style style:name="T17" style:family="text">
      <style:text-properties style:font-name="Liberation Serif" fo:font-size="12pt" officeooo:rsid="000fcfaf" style:font-size-asian="12pt" style:font-size-complex="12pt"/>
    </style:style>
    <number:date-style style:name="N78" number:automatic-order="true">
      <number:day-of-week/>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6">Sébastien RONDEAU CAMEIRA<text:line-break/>1 Bis rue du Colombier, </text:span><text:span text:style-name="T17">Apt 6</text:span><text:span text:style-name="T16"><text:line-break/>60660 Cires-lès-Mello<text:line-break/>Tél.: +33 (0)7.69.06.96.75<text:line-break/><text:line-break/><text:tab/>Fabien LERICHE<text:line-break/><text:tab/>SARL MaxInfoWeb<text:line-break/><text:tab/></text:span><text:span text:style-name="T2">03, Rue de Blaincourt<text:line-break/><text:tab/>60660 Cires-lès-Mello</text:span></text:p>
      <text:p text:style-name="P1"><text:span text:style-name="T2"><text:line-break/><text:line-break/><text:line-break/><text:tab/></text:span><text:span text:style-name="T4">Cires-lès-Mello, le </text:span><text:span text:style-name="T4"><text:date style:data-style-name="N78" text:date-value="2019-04-12T11:44:17.685999688" text:fixed="true">ven. 12 avril 2019</text:date></text:span><text:span text:style-name="T2"><text:line-break/><text:line-break/></text:span><text:span text:style-name="T4">Objet : Candidature au poste de développeur web</text:span><text:span text:style-name="T2"><text:line-break/></text:span><text:span text:style-name="T12">Pièce Jointe : Curriculum Vitae</text:span></text:p>
      <text:p text:style-name="P1"><text:span text:style-name="T2"/></text:p>
      <text:p text:style-name="P2"><text:span text:style-name="T3">Bonjour Fabien,<text:line-break/><text:line-break/></text:span><text:span text:style-name="T4">Je suis Sébastien RONDEAU CAMEIRA, </text:span><text:span text:style-name="T5">je</text:span><text:span text:style-name="T4"> travaillais anciennement à FMC Radio en tant que Média planeur/Technicien radio </text:span><text:span text:style-name="T5">en 2000/2001 et de 2007 à 2009.<text:line-break/>Depuis FMC, j’ai poursuivi ma formation, j’ai d’abord passé le </text:span><text:span text:style-name="T15">P.C.I.E.</text:span><text:span text:style-name="T5"> (Passeport de Compétences Informatiques Européen) ; j’ai obtenu le titre de </text:span><text:span text:style-name="T15">Technicien d’Assistance Informatique</text:span><text:span text:style-name="T5"> et je suis actuellement en formation pour </text:span><text:span text:style-name="T7">l’obtention de </text:span><text:span text:style-name="T5">celui de </text:span><text:span text:style-name="T15">Développeur Web et Web Mobile</text:span><text:span text:style-name="T5"> au Centre de Réadaptation Professionnel de Mulhouse, mais suis actuellement en arrêt de travail.<text:line-break/><text:line-break/></text:span><text:span text:style-name="T7">J’en profite pour aider m</text:span><text:span text:style-name="T6">a mère </text:span><text:span text:style-name="T7">pour son </text:span><text:span text:style-name="T6">déménage</text:span><text:span text:style-name="T7">ment :</text:span><text:span text:style-name="T6"> on part de Gouvieux pour venir nous installer à Cires-lès-Mello, village que j’aime beaucoup.<text:line-break/><text:line-break/></text:span><text:span text:style-name="T9">Il y a quelques jours, Pôle Emploi m’a envoyé une offre d’emploi avec le logo de ton agence. Je ne savais pas que tu avais déplacé tes locaux à Cires-lès-Mello.<text:line-break/>Merci Pôle Emploi.</text:span><text:span text:style-name="T6"><text:line-break/><text:line-break/>Mon rêve étant de devenir Développeur Web, çà serait vraiment le pied de trouver un poste dans ton agence, c’est à dire à deux rues de chez moi.<text:line-break/><text:line-break/></text:span><text:span text:style-name="T7">Si j’ai la chance de suivre une formation dans un CRP, c’est grâce au fait que j’ai la R.Q.T.H. (Reconnaissance Qualité Travailleur Handicapé).<text:line-break/>Peut-être y aurait-il pour toi et pour nous deux des bénéfices à tirer quant-à un éventuel partenariat, </text:span><text:span text:style-name="T13">pour toi :</text:span><text:span text:style-name="T7"> </text:span><text:span text:style-name="T8">L</text:span><text:span text:style-name="T7">es aides (financières, </text:span><text:span text:style-name="T8">administratives...</text:span><text:span text:style-name="T7">) que tu pourras obtenir en prenant un Travailleur Handicapé, comme aussi </text:span><text:span text:style-name="T8">pourquoi pas faire </text:span><text:span text:style-name="T7">un partenariat avec le CRP de Mulhouse, </text:span><text:span text:style-name="T8">en me prenant par exemple en contrat en alternance, ou un type de contrat équivalent avec aide du gouvernement.<text:line-break/></text:span><text:span text:style-name="T14">Pour moi :</text:span><text:span text:style-name="T8"> J’aurais la chance de faire enfin le métier que j’aime, et en plus, la chance d’y aller à pied. :)<text:line-break/>J’ai déjà suivi 6 mois de formation intensive au Centre de Formation de Mulhouse : On a vus C#, HTML, CSS, PHP, MySQL, JavaScript, Java.<text:line-break/>Mais j’ai déjà de très bonnes bases en HTML5, CSS3, de bonnes bases en PHP7, MySQL et MariaDB.<text:line-break/>Tu pourras voir mes compétences </text:span><text:span text:style-name="T9">en visitant mon site Web perso :<text:line-break/></text:span><text:a xlink:type="simple" xlink:href="https://sebastien.rondeau-cameira.fr/" text:style-name="Internet_20_link" text:visited-style-name="Visited_20_Internet_20_Link">https://sebastien.rondeau-cameira.fr</text:a><text:span text:style-name="T9"> </text:span><text:span text:style-name="T8"><text:line-break/></text:span><text:span text:style-name="T9">Avec mes compétences supplémentaires dans le domaine de la technique, je pense pouvoir répondre à un profil de </text:span><text:span text:style-name="T12">type </text:span><text:span text:style-name="T9">DevOps / </text:span><text:span text:style-name="T12">FullStack</text:span><text:span text:style-name="T9">.<text:line-break/></text:span><text:soft-page-break/><text:span text:style-name="T9">Comme j’ai vu que ton offre </text:span><text:span text:style-name="T12">d’emploi</text:span><text:span text:style-name="T9"> s’adresse aussi aux débutants, </text:span><text:span text:style-name="T10">je ne peux pas manquer une occasion comme celle là. :)<text:line-break/>J’ai donc des assez bonnes notions en PHP et MySQL, par contre pour JavaScript, AJAX, JSON, XML je n’ai que quelques vagues notions.<text:line-break/>J’utilise Git fréquemment, et je pourrais te donner accès aux fichiers sources de mon site PHP que j’ai mis en privé sur GitHub, si tu veux mieux te rendre compte de mes compétences.<text:line-break/>J’utilise Trello aussi pour noter toutes les choses à faire ou en cours sur mes sites Web.<text:line-break/></text:span></text:p>
      <text:p text:style-name="P4"><text:span text:style-name="T11">J</text:span><text:span text:style-name="T1">e reste bien-sûr à ta disposition pour de plus amples informations.<text:line-break/><text:line-break/>Cordialement,<text:line-break/><text:line-break/>Sébastien RONDEAU CAMEI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xygenregular" svg:font-family="oxygenregular, 'trebuchet ms', ari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2T10:22:27.734000000</meta:creation-date>
    <dc:date>2019-04-12T13:46:36.640000000</dc:date>
    <meta:editing-duration>PT50M12S</meta:editing-duration>
    <meta:editing-cycles>2</meta:editing-cycles>
    <meta:generator>LibreOffice/6.1.5.2$Windows_X86_64 LibreOffice_project/90f8dcf33c87b3705e78202e3df5142b201bd805</meta:generator>
    <meta:document-statistic meta:table-count="0" meta:image-count="0" meta:object-count="0" meta:page-count="2" meta:paragraph-count="4" meta:word-count="508" meta:character-count="3098" meta:non-whitespace-character-count="2575"/>
  </office:meta>
</office:document-meta>
</file>